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list-style-name="L1"/>
    <style:style style:name="P3" style:family="paragraph" style:parent-style-name="Text_20_body" style:list-style-name="L1">
      <style:text-properties fo:font-weight="bold" style:font-weight-asian="bold" style:font-weight-complex="bold"/>
    </style:style>
    <style:style style:name="P4" style:family="paragraph" style:parent-style-name="Text_20_body" style:list-style-name="L1">
      <style:text-properties fo:font-weight="normal" style:font-weight-asian="normal" style:font-weight-complex="normal"/>
    </style:style>
    <style:style style:name="P5" style:family="paragraph" style:parent-style-name="Quotations">
      <style:paragraph-properties fo:text-align="center" style:justify-single-word="false"/>
      <style:text-properties fo:font-style="italic" style:font-style-asian="italic" style:font-style-complex="italic"/>
    </style:style>
    <style:style style:name="P6" style:family="paragraph" style:parent-style-name="Bibliography_20_1">
      <style:paragraph-properties>
        <style:tab-stops/>
      </style:paragraph-properties>
    </style:style>
    <style:style style:name="P7" style:family="paragraph" style:parent-style-name="Heading_20_2"/>
    <style:style style:name="P8" style:family="paragraph" style:parent-style-name="Bibliography_20_Heading">
      <style:paragraph-properties fo:break-before="page"/>
    </style:style>
    <style:style style:name="P9" style:family="paragraph" style:parent-style-name="Illustration">
      <style:paragraph-properties fo:text-align="center" style:justify-single-word="false"/>
    </style:style>
    <style:style style:name="P1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1" style:family="paragraph">
      <style:paragraph-properties fo:margin-left="0cm" fo:margin-right="0cm" fo:margin-top="0cm" fo:margin-bottom="0cm" fo:line-height="100%" fo:text-indent="0cm"/>
    </style:style>
    <style:style style:name="P12" style:family="paragraph">
      <style:paragraph-properties fo:margin-left="0cm" fo:margin-right="0cm" fo:margin-top="0cm" fo:margin-bottom="0cm" fo:line-height="100%" fo:text-indent="0cm"/>
      <style:text-properties style:use-window-font-color="true" style:text-outline="false" style:text-line-through-style="none" style:font-name="Calibri" fo:font-size="12pt" fo:font-style="normal" fo:text-shadow="1pt 1pt" style:text-underline-style="none" fo:font-weight="bold" style:letter-kerning="true" style:font-name-asian="Arial Unicode MS"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use-window-font-color="true" style:text-outline="false" style:text-line-through-style="none" style:font-name="Calibri" fo:font-size="12pt" fo:font-style="normal" fo:text-shadow="1pt 1pt" style:text-underline-style="none" fo:font-weight="bold" style:letter-kerning="true" style:font-name-asian="Arial Unicode MS"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parallel" style:number-wrapped-paragraphs="1" style:vertical-pos="from-top" style:vertical-rel="paragraph" style:horizontal-pos="center" style:horizontal-rel="paragraph" fo:padding="0cm" fo:border="non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opacity-name="Transparency_20_1"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opacity-name="Transparency_20_1"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99ccff" draw:opacity-name="Transparency_20_1"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fo:min-height="0.411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fo:min-height="0.411cm"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fo:min-height="0.411cm"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ONG HTML5</text:h>
      <text:h text:style-name="Heading_20_2" text:outline-level="2">Introducción</text:h>
      <text:p text:style-name="P5">“Pong<text:span text:style-name="T2"><text:bibliography-mark text:identifier="ATA00" text:bibliography-type="www" text:author="Atari" text:title="Pong" text:year="1972" text:url="http://es.wikipedia.org/wiki/Pong">[1]</text:bibliography-mark></text:span> es un juego de deportes en dos dimensiones que simula un tenis de mesa. El jugador controla en el juego una paleta moviéndola verticalmente en la parte izquierda de la pantalla, y puede competir tanto contra un oponente controlado por computadora, como con otro jugador humano que controla una segunda paleta en la parte opuesta. Los jugadores pueden usar las paletas para pegarle a la pelota hacia un lado u otro. El objetivo consiste en que uno de los jugadores consiga más puntos que el oponente al finalizar el juego. Estos puntos se obtienen cuando el jugador adversario falla al devolver la pelota.”<text:note text:id="ftn0" text:note-class="footnote"><text:note-citation>1</text:note-citation><text:note-body><text:p text:style-name="Footnote">Definición de <text:span text:style-name="T1">“Pong”</text:span><text:span text:style-name="T2"> según Wikipedia.</text:span></text:p></text:note-body></text:note></text:p>
      <text:p text:style-name="Text_20_body">La definición del juego “<text:span text:style-name="T1">Pong”</text:span> implementado en este proyecto juego es tal y como se ha descrito en el párrafo anterior, con la peculiaridad de que en <text:span text:style-name="T2">esta caso, se trata de un juego para un solo jugador, que se corresponderá con el paciente al que se le va a tratar la deficiencia visual.</text:span></text:p>
      <text:p text:style-name="Text_20_body"><text:span text:style-name="T2">Como se ha comentado en apartados anteriores este juego, además de los sucesivos, serán implementados con la tecnología HTML5, junto con una serie de </text:span><text:span text:style-name="T1">frameworks</text:span><text:span text:style-name="T1"><text:note text:id="ftn1" text:note-class="footnote"><text:note-citation>2</text:note-citation><text:note-body><text:p text:style-name="Footnote">Estructura conceptual y tecnológica de soporte definido, normalmente con artefactos o módulos de software concretos, que puede servir de base para la organización y desarrollo de software.</text:p></text:note-body></text:note></text:span><text:span text:style-name="T2"> disponibles para la implementación de juegos, prescindiendo así de animaciones Flash cuya presencia en tecnologías móviles es casi inexistente, debido a problemas de compatibilidad y rendimiento sobre dichas plataformas.</text:span></text:p>
      <text:p text:style-name="P1"><text:span text:style-name="T2">Además de la lógica general del juego se implementará la característica de un diseño adaptativo o “</text:span><text:span text:style-name="T1">Responsive Design</text:span><text:span text:style-name="T2">”</text:span><text:span text:style-name="T2"><text:note text:id="ftn2" text:note-class="footnote"><text:note-citation>3</text:note-citation><text:note-body><text:p text:style-name="Footnote">Técnica de diseño y desarrollo web que mediante el uso de estructuras e imágenes fluidas, así como de <text:span text:style-name="T1">media-queries</text:span> en la hoja de estilo CSS, consigue adaptar el sitio web al entorno del usuario.</text:p></text:note-body></text:note></text:span><text:span text:style-name="T2"> capaz de adaptar el juego a cualquier pantalla, por lo que permite su uso tanto en pantallas de ordenadores personales como en </text:span><text:span text:style-name="T1">smartphones, tablets </text:span><text:span text:style-name="T2">o cualquier otro dispositivo compatible con HTML5.</text:span></text:p>
      <text:p text:style-name="P1"><text:span text:style-name="T2">Otra característica importante del juego es su gran capacidad de configuración, dónde el especialista que tratará la deficiencia visual podrá elegir de entre un conjunto de parámetros configurables, personalizando y adaptando el juego al tratamiento a cada paciente.</text:span></text:p>
      <text:p text:style-name="P1"><text:span text:style-name="T2">Por último destacar la característica fundamental de este juego y por lo cual se ha decidido escoger este juego para que forme parte de la terapia visual interactiva. Se trata de la capacidad de la pelota de cambiar de color conforme ésta se mueve entre diversas zonas preestablecidas en el tablero, así obligaremos a trabajar los dos ojos de manera independiente</text:span></text:p>
      <text:h text:style-name="Heading_20_2" text:outline-level="2">Elementos</text:h>
      <text:p text:style-name="Text_20_body">Al tratarse de un juego simple, el número de elementos que intervienen en la ejecución del juego no serán demasiados, pero sí será muy importante identificar y definir perfectamente estos elementos para conseguir un rendimiento óptimo debido a que las aplicaciones web<text:note text:id="ftn3" text:note-class="footnote"><text:note-citation>4</text:note-citation><text:note-body><text:p text:style-name="Footnote">Aplicación software que se codifica en un lenguaje soportado por los navegadores web en la que se confía la ejecución al navegador.</text:p></text:note-body></text:note> junto con las animaciones al ejecutarse a través de un navegador no disponen de tantos recursos como si se tratase de aplicaciones locales de cualquier ordenador personal, además de la complejidad de adaptar dicho juego a diversos dispositivos portátiles cuya capacidad de procesamiento es mucho <text:soft-page-break/>menor.</text:p>
      <text:p text:style-name="Text_20_body">En primer lugar identificaremos tres capas o <text:span text:style-name="T1">layers</text:span> donde situaremos los diferentes elementos del juego tal y como se observa en la <text:sequence-ref text:reference-format="text" text:ref-name="refIllustration0">Ilustración 1: Capas o layers de Pong</text:sequence-ref>.</text:p>
      <text:p text:style-name="Text_20_body"><draw:frame draw:style-name="fr1" draw:name="Marco1" text:anchor-type="paragraph" svg:y="0.212cm" svg:width="8.304cm" draw:z-index="0"><draw:text-box fo:min-height="7.147cm"><text:p text:style-name="P9"><draw:g text:anchor-type="paragraph" draw:z-index="1" draw:style-name="gr1"><draw:path draw:style-name="gr2" draw:text-style-name="P10" svg:width="5.608cm" svg:height="4.994cm" draw:transform="skewX (-0.300894763043766) rotate (-0.0204203522495157) translate (-0.823592305864321cm 1.71398805065114cm)" svg:viewBox="0 0 5609 4995" svg:d="m0 2848c437-969 881-1918 1332-2848 1004 1300 2372 2042 3885 2144 87 960 216 1902 392 2819-2176 198-4180-527-5609-2115z"><text:p/></draw:path><draw:path draw:style-name="gr3" draw:text-style-name="P10" svg:width="5.607cm" svg:height="4.996cm" draw:transform="skewX (-0.300720230118566) rotate (-0.0200712863991177) translate (-0.225822071978173cm 0.862527162594988cm)" svg:viewBox="0 0 5608 4997" svg:d="m0 2847c437-968 881-1917 1332-2847 1004 1301 2372 2044 3885 2146 86 960 215 1902 391 2819-2175 197-4180-528-5608-2118z"><text:p/></draw:path><draw:path draw:style-name="gr4" draw:text-style-name="P10" svg:width="5.608cm" svg:height="4.996cm" draw:transform="skewX (-0.300371164268167) rotate (-0.0200712863991177) translate (0.369111672487738cm -0.0267177906771964cm)" svg:viewBox="0 0 5609 4997" svg:d="m0 2847c437-968 880-1917 1331-2847 1005 1301 2373 2044 3886 2146 86 960 216 1902 392 2819-2176 197-4180-528-5609-2118z"><text:p/></draw:path><draw:frame draw:style-name="gr5" draw:text-style-name="P12" svg:width="1.781cm" svg:height="0.772cm" svg:x="5.041cm" svg:y="6.225cm"><draw:text-box><text:p text:style-name="P11"><text:span text:style-name="T6">Capa 1</text:span></text:p></draw:text-box></draw:frame><draw:frame draw:style-name="gr6" draw:text-style-name="P12" svg:width="1.779cm" svg:height="0.772cm" svg:x="5.636cm" svg:y="5.336cm"><draw:text-box><text:p text:style-name="P11"><text:span text:style-name="T6">Capa 2</text:span></text:p></draw:text-box></draw:frame><draw:frame draw:style-name="gr7" draw:text-style-name="P12" svg:width="1.781cm" svg:height="0.772cm" svg:x="6.523cm" svg:y="4.447cm"><draw:text-box><text:p text:style-name="P11"><text:span text:style-name="T6">Capa 3</text:span></text:p></draw:text-box></draw:frame></draw:g>Ilustración <text:sequence text:ref-name="refIllustration0" text:name="Illustration" text:formula="ooow:Illustration+1" style:num-format="1">1</text:sequence>: Capas o layers de Pong</text:p></draw:text-box></draw:frame></text:p>
      <text:p text:style-name="Text_20_body">A continuación definiremos los elementos que contienen cada una de las capas que conforman el juego:</text:p>
      <text:list xml:id="list39169615" text:style-name="L1">
        <text:list-item>
          <text:p text:style-name="P2"><text:span text:style-name="T4">Capa 1</text:span>: Contiene las lineas que conforman y delimitan el tablero además de una linea discontinua vertical que separa simétricamente el tablero en dos, una para cada jugador, tal y como se enumera a continuación. Esta capa no almacenará animación alguna por lo que su repintado (para apreciar animación) no será necesario.</text:p>
          <text:list>
            <text:list-item>
              <text:p text:style-name="P2"><text:span text:style-name="T4">Rectángulo base</text:span><text:span text:style-name="T3">:</text:span> Delimita el tablero de juego estableciendo tanto el ancho como el alto del juego.</text:p>
            </text:list-item>
            <text:list-item>
              <text:p text:style-name="P3">Lineas de separación: <text:span text:style-name="T5">Lineas discontinuas que divide el rectángulo base delimitando dos zonas, una por jugador.</text:span></text:p>
            </text:list-item>
          </text:list>
          <text:p text:style-name="P3"><text:span text:style-name="T5">Las características configurables por los elementos anteriores son las siguientes:</text:span></text:p>
          <text:list text:continue-numbering="true">
            <text:list-item>
              <text:p text:style-name="P4">Color.</text:p>
            </text:list-item>
          </text:list>
        </text:list-item>
        <text:list-item>
          <text:p text:style-name="P3">Capa 2:<text:span text:style-name="T5"> </text:span></text:p>
        </text:list-item>
        <text:list-item>
          <text:p text:style-name="P3">Capa 3:</text:p>
        </text:list-item>
      </text:list>
      <text:h text:style-name="Heading_20_2" text:outline-level="2"><text:soft-page-break/>Animaciones</text:h>
      <text:h text:style-name="Heading_20_2" text:outline-level="2">Parámetros configurables</text:h>
      <text:h text:style-name="Heading_20_2" text:outline-level="2">Puntuación</text:h>
      <text:h text:style-name="Heading_20_2" text:outline-level="2">Nivel de dificultad</text:h>
      <text:h text:style-name="Heading_20_2" text:outline-level="2">Diagramas</text:h>
      <text:h text:style-name="Heading_20_2" text:outline-level="2">Diagramas de clases</text:h>
      <text:h text:style-name="Heading_20_2" text:outline-level="2">Base de datos</text:h>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fía1_Head">
            <text:p text:style-name="P8">Bibliografía</text:p>
          </text:index-title>
          <text:p text:style-name="P6">[1] Atari, Pong, 1972, http://es.wikipedia.org/wiki/Pong</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draw:opacity draw:name="Transparency_20_1" draw:display-name="Transparency 1" draw:style="linear" draw:start="100%" draw:end="0%" draw:angle="0" draw:border="0%"/>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align="justify" style:justify-single-word="false" fo:text-indent="0cm" style:auto-text-indent="true" style:page-number="auto"/>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nuel Navarro Pérez</meta:initial-creator>
    <meta:creation-date>2014-01-15T17:13:14.99</meta:creation-date>
    <dc:date>2014-01-15T19:08:12.65</dc:date>
    <dc:creator>Manuel Navarro Pérez</dc:creator>
    <meta:editing-duration>PT1H24M46S</meta:editing-duration>
    <meta:editing-cycles>2</meta:editing-cycles>
    <meta:generator>OpenOffice.org/3.3$Win32 OpenOffice.org_project/330m20$Build-9567</meta:generator>
    <meta:document-statistic meta:table-count="0" meta:image-count="0" meta:object-count="0" meta:page-count="4" meta:paragraph-count="33" meta:word-count="730" meta:character-count="4517"/>
  </office:meta>
</office:document-meta>
</file>